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00ff66"/>
    </style:style>
    <style:style style:name="ce7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16" table:default-cell-style-name="ce6"/>
        <table:table-column table:style-name="co1" table:default-cell-style-name="ce7"/>
        <table:table-column table:style-name="co1" table:number-columns-repeated="3" table:default-cell-style-name="ce6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2"/>
        <table:table-column table:style-name="co2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8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2" table:style-name="Default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table:style-name="ce4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table:style-name="ce3"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table:style-name="ce7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6" table:style-name="ce7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1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8" table:style-name="Default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8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24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7"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12/03/2020</text:date>, <text:time>07:1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07:12:04.54</dc:date>
    <meta:editing-duration>PT8H56M34S</meta:editing-duration>
    <meta:editing-cycles>29</meta:editing-cycles>
    <meta:generator>OpenOffice/4.1.5$Win32 OpenOffice.org_project/415m1$Build-9789</meta:generator>
    <meta:document-statistic meta:table-count="1" meta:cell-count="2150" meta:object-count="0"/>
  </office:meta>
</office:document-meta>
</file>